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9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9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9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9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9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9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9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9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9"/>
          <table:table-cell table:style-name="ce175"/>
          <table:table-cell table:style-name="ce109" table:number-columns-repeated="2"/>
          <table:covered-table-cell table:style-name="ce109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9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9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9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9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9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9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9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9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9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9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9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9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9" table:number-columns-repeated="2"/>
          <table:table-cell table:style-name="ce109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9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9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9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9"/>
          <table:table-cell table:style-name="ce109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9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9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9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9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9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9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09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9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9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9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9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9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9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9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9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9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9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9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9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9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9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9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9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9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9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9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9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9" office:value-type="string" calcext:value-type="string">
            <text:p>Discord: 데크크래프트#4923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09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9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9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9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9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9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9"/>
          <table:table-cell table:style-name="ce109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9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9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9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9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9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9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9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9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9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9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9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9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9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9" table:number-columns-repeated="2"/>
          <table:table-cell table:style-name="ce109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9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9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9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9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09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9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9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9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9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9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9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9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9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9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9"/>
          <table:table-cell table:style-name="ce109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9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9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9" table:number-columns-repeated="2"/>
          <table:table-cell table:style-name="ce109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09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9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9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9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9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09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9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9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9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9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9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9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9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9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9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9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9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9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9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9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9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9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9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9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9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9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9" office:value-type="string" calcext:value-type="string">
            <text:p><text:a xlink:href="https://twitter.com/mojaeng" xlink:type="simple">https://twitter.com/mojaeng</text:a></text:p>
          </table:table-cell>
          <table:table-cell table:style-name="ce109"/>
          <table:table-cell table:style-name="ce109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9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9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9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9" office:value-type="string" calcext:value-type="string">
            <text:p><text:a xlink:href="https://twitter.com/LeeBbunsik" xlink:type="simple">https://twitter.com/LeeBbunsik</text:a></text:p>
          </table:table-cell>
          <table:table-cell table:style-name="ce109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9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9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9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09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9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9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9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9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9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9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9" office:value-type="string" calcext:value-type="string">
            <text:p>민트로켓</text:p>
          </table:table-cell>
          <table:table-cell table:style-name="ce165" table:number-columns-repeated="3"/>
          <table:table-cell table:style-name="ce109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9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9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9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9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9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9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9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9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9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9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9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9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9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9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9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9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9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9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9"/>
          <table:table-cell table:style-name="ce109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9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9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9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9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9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9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9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9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9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9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9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9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9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9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9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9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9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9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9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9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9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9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9"/>
          <table:table-cell table:style-name="ce165" table:number-columns-repeated="3"/>
          <table:table-cell table:style-name="ce109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9" office:value-type="string" calcext:value-type="string">
            <text:p><text:a xlink:href="https://twitter.com/REDRAY_dev" xlink:type="simple">https://twitter.com/REDRAY_dev</text:a></text:p>
          </table:table-cell>
          <table:table-cell table:style-name="ce109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9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9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9"/>
          <table:table-cell table:style-name="ce109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9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9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9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9"/>
          <table:table-cell table:style-name="ce109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9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9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9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9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9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9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parky Studios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9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9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9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9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9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9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9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9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9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9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9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9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9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9" office:value-type="string" calcext:value-type="string">
            <text:p><text:a xlink:href="https://twitter.com/Studio_Ly" xlink:type="simple">https://twitter.com/Studio_Ly</text:a>_</text:p>
          </table:table-cell>
          <table:table-cell table:style-name="ce109" office:value-type="string" calcext:value-type="string">
            <text:p><text:a xlink:href="https://twitter.com/lychoi2000" xlink:type="simple">https://twitter.com/lychoi2000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9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9"/>
          <table:table-cell table:style-name="ce109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9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9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9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9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9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9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9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9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9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9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9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9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9"/>
          <table:table-cell table:style-name="ce109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9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9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9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9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9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9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9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9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9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9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9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9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9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9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9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9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9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9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9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9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9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9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9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9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9"/>
          <table:table-cell table:style-name="ce175"/>
          <table:table-cell table:style-name="ce109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9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9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9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9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9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9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9" office:value-type="string" calcext:value-type="string">
            <text:p><text:a xlink:href="https://twitter.com/vonasoft7" xlink:type="simple">https://twitter.com/vonasoft7</text:a></text:p>
          </table:table-cell>
          <table:table-cell table:style-name="ce109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9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9"/>
          <table:table-cell table:style-name="ce165"/>
          <table:table-cell table:style-name="ce165" office:value-type="string" calcext:value-type="string">
            <text:p>121-22-28***</text:p>
          </table:table-cell>
          <table:table-cell table:style-name="ce165"/>
          <table:table-cell table:style-name="ce109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9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9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9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9" table:number-columns-repeated="2"/>
          <table:table-cell table:style-name="ce109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9"/>
          <table:table-cell table:style-name="ce165" table:number-columns-repeated="3"/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9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9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09"/>
          <table:table-cell table:style-name="ce175"/>
          <table:table-cell table:style-name="ce109" table:number-columns-repeated="2"/>
          <table:table-cell table:style-name="ce109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9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9"/>
          <table:table-cell table:style-name="ce175"/>
          <table:table-cell table:style-name="ce109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8" table:number-columns-repeated="3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28:59.490000000</dc:date>
    <meta:editing-duration>P2DT20H18M26S</meta:editing-duration>
    <meta:editing-cycles>1120</meta:editing-cycles>
    <meta:document-statistic meta:table-count="4" meta:cell-count="361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